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436cm" table:align="left"/>
    </style:style>
    <style:style style:name="Table1.A" style:family="table-column">
      <style:table-column-properties style:column-width="2.348cm"/>
    </style:style>
    <style:style style:name="Table1.B" style:family="table-column">
      <style:table-column-properties style:column-width="3.644cm"/>
    </style:style>
    <style:style style:name="Table1.C" style:family="table-column">
      <style:table-column-properties style:column-width="10.444cm"/>
    </style:style>
    <style:style style:name="Table1.A1" style:family="table-cell">
      <style:table-cell-properties style:vertical-align="middle" fo:padding="0.176cm" fo:border="1pt solid #000000"/>
    </style:style>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ff0000"/>
    </style:style>
    <style:style style:name="P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Arial" fo:font-size="14pt" fo:font-style="normal" style:text-underline-style="none" fo:font-weight="normal" style:text-blinking="false" fo:background-color="transparent"/>
    </style:style>
    <style:style style:name="P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8" style:family="paragraph" style:parent-style-name="Text_20_body">
      <style:paragraph-properties fo:margin-top="0cm" fo:margin-bottom="0cm" style:contextual-spacing="false" fo:line-height="138%" style:writing-mode="lr-t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7bda"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ocs-internal-guid-f3bd7178-7fff-51fd-cd18-95b9693809c1"/>What is MCMC?</text:h>
      <text:p text:style-name="Text_20_body"/>
      <text:p text:style-name="P5">We usually use Markov Chains Monte Carlo (MCMC) and in particular use the NUTS kernel for inference. This means we sample from the posterior directly.</text:p>
      <text:p text:style-name="Text_20_body"/>
      <text:h text:style-name="P2" text:outline-level="3">What is MCMC?</text:h>
      <text:p text:style-name="Text_20_body"/>
      <text:p text:style-name="P5">Markov chains are a stochastic process similar to a random walk where the probability of moving from one state to another is determined only by the current state, not on the entire history of the chain. For MCMC Markov chains are constructed to explore possible values of a probability distribution. The idea is that if high probability areas of the probability distribution are sufficiently sampled then we can construct a good representation of it.</text:p>
      <text:p text:style-name="Text_20_body"/>
      <text:p text:style-name="P5">Monte Carlo is a method which can perform integration to find the expectation of some function by using random sampling to simulate the process.</text:p>
      <text:p text:style-name="Text_20_body"/>
      <text:p text:style-name="P5">When using the Metropolis-Hastings algorithm we construct a Markov chain which explores the space of values in such a way that we eventually converge and are able to capture the desired distribution. This is used for approximating a posterior distribution given a Baysian neural network.</text:p>
      <text:p text:style-name="Text_20_body"/>
      <text:p text:style-name="P5">In other words we generate a sequence of values using the Markov chain in such a way that with an infinite number of values the distribution of the values in our sequence is approximately the same as the distribution we are trying to estimate.</text:p>
      <text:p text:style-name="Text_20_body"/>
      <text:p text:style-name="P7"><draw:a xlink:type="simple" xlink:href="https://www.codecogs.com/eqnedit.php?latex=P(%5Ctheta%20%7C%20x)%20%3D%20%5Cfrac%7BP(x%20%7C%20%5Ctheta)%20P(%5Ctheta)%7D%7BP(x)%7D#0"><draw:frame draw:style-name="fr1" draw:name="Image1" text:anchor-type="as-char" svg:width="3.969cm" svg:height="1.085cm" draw:z-index="0"><draw:image xlink:href="https://lh7-us.googleusercontent.com/5x3w7TKaP6-LjXI5FXz8YcnI9zYGphsqu1LkRwzUyv8SLjZ7WPvgetS4ObVJYILRZvQUtQdpFwAgRFFpAxiE1JW2NjRBZnKUbCooMWJkC3LZvl5NJlTbeQ3a-QXdhq3TWm258n-AeuzHi3tf6ydg0Mc" xlink:type="simple" xlink:show="embed" xlink:actuate="onLoad"/></draw:frame></draw:a></text:p>
      <table:table table:name="Table1" table:style-name="Table1">
        <table:table-column table:style-name="Table1.A"/>
        <table:table-column table:style-name="Table1.B"/>
        <table:table-column table:style-name="Table1.C"/>
        <table:table-row>
          <table:table-cell table:style-name="Table1.A1" office:value-type="string">
            <text:p text:style-name="P3">P(ϴ|x)</text:p>
          </table:table-cell>
          <table:table-cell table:style-name="Table1.A1" office:value-type="string">
            <text:p text:style-name="P4">Posterior</text:p>
          </table:table-cell>
          <table:table-cell table:style-name="Table1.A1" office:value-type="string">
            <text:p text:style-name="P4">The new distribution of the parameters given the data</text:p>
            <text:p text:style-name="Table_20_Contents"/>
          </table:table-cell>
        </table:table-row>
        <table:table-row>
          <table:table-cell table:style-name="Table1.A1" office:value-type="string">
            <text:p text:style-name="P3">P(x|ϴ)</text:p>
          </table:table-cell>
          <table:table-cell table:style-name="Table1.A1" office:value-type="string">
            <text:p text:style-name="P4">Likelihood</text:p>
          </table:table-cell>
          <table:table-cell table:style-name="Table1.A1" office:value-type="string">
            <text:p text:style-name="P4">Probability of observing the data x given the parameters </text:p>
          </table:table-cell>
        </table:table-row>
        <table:table-row>
          <table:table-cell table:style-name="Table1.A1" office:value-type="string">
            <text:p text:style-name="P3">P(ϴ)</text:p>
          </table:table-cell>
          <table:table-cell table:style-name="Table1.A1" office:value-type="string">
            <text:p text:style-name="P4">Prior</text:p>
          </table:table-cell>
          <table:table-cell table:style-name="Table1.A1" office:value-type="string">
            <text:p text:style-name="P4">The distribution representing our beliefs about the parameters before observing the data</text:p>
          </table:table-cell>
        </table:table-row>
        <table:table-row>
          <table:table-cell table:style-name="Table1.A1" office:value-type="string">
            <text:p text:style-name="P3">P(x)</text:p>
          </table:table-cell>
          <table:table-cell table:style-name="Table1.A1" office:value-type="string">
            <text:p text:style-name="P4">Evidence/ Data / Marginal likelihood</text:p>
          </table:table-cell>
          <table:table-cell table:style-name="Table1.A1" office:value-type="string">
            <text:p text:style-name="P4">The probability of observing the data x regardless of the parameter values</text:p>
            <text:p text:style-name="Table_20_Contents"/>
          </table:table-cell>
        </table:table-row>
      </table:table>
      <text:p text:style-name="P6"><text:soft-page-break/>Figure 8.1</text:p>
      <text:p text:style-name="Text_20_body"/>
      <text:p text:style-name="P5">Calculating the evidence using the likelihood and the prior by integration.</text:p>
      <text:p text:style-name="P7"><draw:a xlink:type="simple" xlink:href="https://www.codecogs.com/eqnedit.php?latex=P(x)%20%3D%20%5Cint%20P(x%20%7C%20%5Ctheta)%20P(%5Ctheta)%20%5C%2C%20d%5Ctheta#0"><draw:frame draw:style-name="fr1" draw:name="Image2" text:anchor-type="as-char" svg:width="4.604cm" svg:height="1.005cm" draw:z-index="1"><draw:image xlink:href="https://lh7-us.googleusercontent.com/pX_b5Fc38Dz70KfEC4RDSc_8HfkZcPircxLnM8rAVigfcFIwp9GOmWtA1qyCJRCXl5_fon5FNw7kSBuwhLXzJCnWmIDOqgVDyOazv13PFYZTNGUl_c5eJ-5ED2ai6gQcrZUJwd-xOAsqPwfK5eJWx18" xlink:type="simple" xlink:show="embed" xlink:actuate="onLoad"/></draw:frame></draw:a></text:p>
      <text:p text:style-name="P6">Figure 8.2</text:p>
      <text:p text:style-name="P8"><text:span text:style-name="T1">The integral can be estimated by taking N samples θ(i)</text:span><text:span text:style-name="T3"> </text:span><text:span text:style-name="T1">from the posterior distribution and averaging the likelihood of the data given this set of parameters</text:span></text:p>
      <text:p text:style-name="P7"><draw:a xlink:type="simple" xlink:href="https://www.codecogs.com/eqnedit.php?latex=P(x)%20%5Capprox%20%5Cfrac%7B1%7D%7BN%7D%20%5Csum_%7Bi%3D1%7D%5EN%20P(x%20%7C%20%5Ctheta%5E%7B(i)%7D)#0"><draw:frame draw:style-name="fr1" draw:name="Image3" text:anchor-type="as-char" svg:width="4.286cm" svg:height="1.296cm" draw:z-index="2"><draw:image xlink:href="https://lh7-us.googleusercontent.com/4445syTAHwsMr-svWviq3w4DWq9HGkMbUayheE4VsVj95e2UySFPBU3ZWRBR9P2PSucnr8sh5gADTqGjx5MPQ9gJTG1QwcFQToNCxLIj_WrLD2cx0VimCjAK86q122777b8EuP3VadwrYmtFYYstNZo" xlink:type="simple" xlink:show="embed" xlink:actuate="onLoad"/></draw:frame></draw:a></text:p>
      <text:p text:style-name="P6">Figure 8.3</text:p>
      <text:p text:style-name="Text_20_body"/>
      <text:p text:style-name="P5">Here to compute the marginal likelihood P(x) we have to integrate over the product of the likelihood and prior over all possible parameter values as shown in figure 8.2. Monte Carlo methods can be used to approximate this integral using random sampling so that we can calculate the desired posterior distribution as shown in figure 8.2.</text:p>
      <text:p text:style-name="Text_20_body"/>
      <text:p text:style-name="P5">In general the Metropolis-Hastings algorithm for performing MCMC involves from state to state on a Markov chain until the samples converge to the posterior distribution. We don’t directly calculate the integral for the marginal likelihood directly but instead directly sample from the posterior distribution. Then these samples are used for prediction.</text:p>
      <text:p text:style-name="Text_20_body"/>
      <text:p text:style-name="P8"><text:span text:style-name="T1">The idea here is that we start with some values for the stochastic parameters ϴ(t) and we want to generate another set of stochastic parameters from the same distribution ϴ(t+1)</text:span><text:span text:style-name="T3"> </text:span><text:span text:style-name="T1">with the intention of creating a posterior distribution of our stochastic parameters trained on the data.</text:span></text:p>
      <text:p text:style-name="Text_20_body"/>
      <text:p text:style-name="P8"><text:span text:style-name="T1">Then we have a candidate ϴ’ for the new value which we generate from a proposal distribution which is given by q(ϴ*</text:span><text:span text:style-name="T3"> </text:span><text:span text:style-name="T1">| x). This distribution depends on the current state of the Markov chain ϴ(t). Typically the proposal distribution is a normal distribution centred on the current state ϴ(t).</text:span></text:p>
      <text:p text:style-name="Text_20_body"/>
      <text:p text:style-name="P7"><draw:a xlink:type="simple" xlink:href="https://www.codecogs.com/eqnedit.php?latex=A(%5Ctheta'%2C%20%5Ctheta%5E%7B(t)%7D)%20%3D%20%5Cmin%5Cleft(1%2C%20%5Cfrac%7BP(%5Ctheta'%20%7C%20x)%20%5Ccdot%20q(%5Ctheta%5E%7B(t)%7D%20%7C%20%5Ctheta')%7D%7BP(%5Ctheta%5E%7B(t)%7D%20%7C%20x)%20%5Ccdot%20q(%5Ctheta'%20%7C%20%5Ctheta%5E%7B(t)%7D)%7D%5Cright)#0"><draw:frame draw:style-name="fr1" draw:name="Image4" text:anchor-type="as-char" svg:width="7.594cm" svg:height="1.111cm" draw:z-index="3"><draw:image xlink:href="https://lh7-us.googleusercontent.com/_KYLbwhYbh8v1QuuavJ_lmj3pSe4tw2w-TJq6gU9yGwvfgy4hmUdwA4kD-uBCVTCua9xokUk0uGaYEMXi5m9o2xlb7nQGwieEohD5TuwYheFIn7MBp0OgFNFKc7p_W9eeken98LrwjB4v-4u8oookro" xlink:type="simple" xlink:show="embed" xlink:actuate="onLoad"/></draw:frame></draw:a></text:p>
      <text:p text:style-name="P6">Figure 8.4</text:p>
      <text:p text:style-name="Text_20_body"/>
      <text:p text:style-name="P8"><text:span text:style-name="T1">Then we decide whether we want to accept or reject this next step by calculating the acceptance probability which determines whether our next step ϴ(t+1)</text:span><text:span text:style-name="T3"> </text:span><text:span text:style-name="T1">is equal to our candidate  ϴ’. This acceptance probability captures our likelihood of moving to the next step and is depicted in figure 8.4. </text:span><text:span text:style-name="T2">Essentially we choose the probability of moving to the next step based on the probability of the new position. We want to explore areas of the posterior with a high probability more in order to </text:span><text:soft-page-break/><text:span text:style-name="T2">capture more of the distribution, but we also want to move around the space. The acceptance probability allows us to do this.</text:span></text:p>
      <text:p text:style-name="Text_20_body"><text:line-break/><text:line-break/><text:line-break/></text:p>
      <text:h text:style-name="P2" text:outline-level="3">History of MCMC</text:h>
      <text:p text:style-name="Text_20_body"/>
      <text:p text:style-name="P5">MCMC originated in the paper “Equation of State Calculations by Fast Computing Machines” by Metropolis et al. which described a general method of calculating the properties of a system made from many interacting particles. [M1] [N1] Following this another approach with deterministic molecule movement encapsulated by Hamiltonian dynamics was created which also aimed to calculate the behaviour of many interacting particles. [I1] [N1] Finally these two approaches were combined in the paper “Hybrid Monte Carlo” by Duane et al. where they formed what we usually refer to as “Hamiltonian Monte Carlo” (HMC). [D1] Hamilton Monte Carlo’s performance is however sensitive to the setting of the step size and desired number of steps. [H2] NUTS or “The No-U-Turn Sampler” is a form of the MCMC algorithm which is an addition to HMC where we eliminate the need to set a number of steps and we adapt the step size as we go. This is done by exploring the space of the target distribution and stopping when the algorithm begins to double back and retrace its steps. [H2]</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21:16:45.842796822</meta:creation-date>
    <dc:date>2024-05-15T21:22:12.185479601</dc:date>
    <meta:editing-duration>PT5M27S</meta:editing-duration>
    <meta:editing-cycles>1</meta:editing-cycles>
    <meta:document-statistic meta:table-count="1" meta:image-count="4" meta:object-count="0" meta:page-count="3" meta:paragraph-count="37" meta:word-count="805" meta:character-count="4877" meta:non-whitespace-character-count="4099"/>
    <meta:generator>LibreOffice/7.3.7.2$Linux_X86_64 LibreOffice_project/30$Build-2</meta:generator>
  </office:meta>
</office:document-meta>
</file>